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ionCounter.execute( SampleResult previousResult , Sampler currentSamp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terationCounter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ionCounter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rationCounter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ionCoun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ionCounter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ionCounter.Iteration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